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3" style:family="table-cell" style:parent-style-name="Default" style:data-style-name="N50"/>
    <style:style style:name="ce10" style:family="table-cell" style:parent-style-name="Default" style:data-style-name="N50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6050.017565" calcext:value-type="float">
            <text:p>6050.017565</text:p>
          </table:table-cell>
          <table:table-cell table:style-name="Default" table:formula="of:=[.H2]/24/365" office:value-type="float" office:value="0.690641274543379" calcext:value-type="float">
            <text:p>0.690641274543379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L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4:09:08.162629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8T10:41:43.053883081</dc:date>
    <meta:editing-duration>P5DT4H8M43S</meta:editing-duration>
    <meta:editing-cycles>163</meta:editing-cycles>
    <meta:document-statistic meta:table-count="1" meta:cell-count="2240" meta:object-count="0"/>
  </office:meta>
</office:document-meta>
</file>